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4B838D885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dp2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6.41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5.148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2.39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8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242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2.76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7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60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7.5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9.11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24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9.59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0.70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7.84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97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1.88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8.54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0.0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1.65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9.63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22.278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23.957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top="0.42cm" fo:margin-bottom="0.35cm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margin-top="0.42cm" fo:margin-bottom="0.35cm"/>
      <style:text-properties fo:font-size="10pt" style:font-size-asian="10pt" style:font-size-complex="10pt" fo:hyphenate="false" loext:hyphenation-no-caps="false" loext:hyphenation-no-last-word="false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.42cm" fo:margin-bottom="0.35cm" fo:line-height="100%" fo:text-indent="0cm"/>
    </style:style>
    <style:style style:name="P16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 fo:hyphenate="false" loext:hyphenation-no-caps="false" loext:hyphenation-no-last-word="false"/>
    </style:style>
    <style:style style:name="P17" style:family="paragraph">
      <style:paragraph-properties fo:margin-top="0.42cm" fo:margin-bottom="0.35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paragraph-properties fo:margin-left="0cm" fo:margin-right="0cm" fo:margin-top="0.42cm" fo:margin-bottom="0.35cm" fo:line-height="100%" fo:text-inden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0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/>
      <style:paragraph-properties fo:margin-top="0.42cm" fo:margin-bottom="0.35cm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margin-top="0.42cm" fo:margin-bottom="0.35cm"/>
      <style:text-properties fo:font-size="10pt" style:font-size-asian="10pt" style:font-size-complex="10pt" fo:hyphenate="false" loext:hyphenation-no-caps="false" loext:hyphenation-no-last-word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42pt" style:text-underline-style="solid" style:text-underline-width="auto" style:text-underline-color="font-color" style:font-size-asian="42pt" style:font-size-complex="42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fo:font-weight="bold" style:font-size-asian="10pt" style:font-weight-asian="bold" style:font-size-complex="10pt" style:font-weight-complex="bold"/>
    </style:style>
    <style:style style:name="T8" style:family="text">
      <style:text-properties fo:font-size="22pt" fo:font-weight="bold" style:font-size-asian="9pt" style:font-weight-asian="bold" style:font-size-complex="9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21pt" fo:font-weight="bold" style:font-size-asian="21pt" style:font-weight-asian="bold" style:font-size-complex="21pt" style:font-weight-complex="bold"/>
    </style:style>
    <style:style style:name="T27" style:family="text">
      <style:text-properties fo:font-size="21pt" style:font-size-asian="21pt" style:font-size-complex="21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0" style:family="text">
      <style:text-properties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name-asian="Noto Sans CJK SC" style:font-size-asian="21pt" style:font-style-asian="normal" style:font-weight-asian="bold" style:font-name-complex="Noto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685cm" svg:height="7.195cm" svg:x="1.453cm" svg:y="1.952cm">
          <draw:text-box>
            <text:p text:style-name="P1"><text:span text:style-name="T1">TEMPORAL &amp; VOLATILITY ANALYSIS OF CRYPTOCURRENCY MARKET</text:span></text:p>
          </draw:text-box>
        </draw:frame>
        <draw:frame draw:style-name="gr2" draw:text-style-name="P4" draw:layer="layout" svg:width="18.415cm" svg:height="5.398cm" svg:x="1.952cm" svg:y="11.477cm">
          <draw:text-box>
            <text:p text:style-name="P3"><text:span text:style-name="T2">Subtitle: Intraday ranges, event impacts, volatility, volume relationships, and drawdown analysis</text:span></text:p>
          </draw:text-box>
        </draw:frame>
        <draw:frame draw:style-name="gr3" draw:text-style-name="P5" draw:layer="layout" svg:width="10.243cm" svg:height="2.642cm" svg:x="4.986cm" svg:y="22.272cm">
          <draw:text-box>
            <text:p>Presenter: Humphrey Nduati Githu</text:p>
            <text:p>Date: August 9th 2025</text:p>
          </draw:text-box>
        </draw:frame>
      </draw:page>
      <draw:page draw:name="page2" draw:style-name="dp2" draw:master-page-name="Default">
        <draw:frame draw:style-name="gr4" draw:text-style-name="P7" draw:layer="layout" svg:width="18.638cm" svg:height="2.222cm" svg:x="1.317cm" svg:y="1cm">
          <draw:text-box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4">1.Introduction</text:span></text:p>
          </draw:text-box>
        </draw:frame>
        <draw:frame draw:style-name="gr5" draw:text-style-name="P9" draw:layer="layout" svg:width="19.685cm" svg:height="4.563cm" svg:x="1.317cm" svg:y="3.857cm">
          <draw:text-box>
            <text:p text:style-name="P8"><text:span text:style-name="T5">Goal:</text:span></text:p>
            <text:p text:style-name="P8"><text:span text:style-name="T6">Understand intraday behavior, event-driven price moves, volatility dynamics, volume-volatility relationships, and drawdown risk.</text:span></text:p>
            <text:p text:style-name="P8"/>
          </draw:text-box>
        </draw:frame>
        <draw:frame draw:style-name="gr6" draw:text-style-name="P11" draw:layer="layout" svg:width="18.955cm" svg:height="11.43cm" svg:x="1.635cm" svg:y="8.937cm">
          <draw:text-box>
            <text:p text:style-name="P8"><text:span text:style-name="T7">Context:</text:span></text:p>
            <text:p text:style-name="P8"><text:span text:style-name="T8">this analysis matters because it helps different stakeholders make better, faster, and safer decisions:</text:span></text:p>
            <text:list text:style-name="L1">
              <text:list-item>
                <text:p text:style-name="P10"><text:span text:style-name="T9">Traders → Identify profitable entry/exit windows, spot short-term price patterns, and adjust strategies to market volatility.</text:span></text:p>
              </text:list-item>
              <text:list-item>
                <text:p text:style-name="P10"><text:span text:style-name="T9">Risk Managers → Quantify potential losses, prepare for sharp price swings, and set limits to protect capital.</text:span></text:p>
              </text:list-item>
              <text:list-item>
                <text:p text:style-name="P10"><text:span text:style-name="T9">Product Teams → Understand user behavior during volatile periods, design trading features (alerts, stop-loss tools), and optimize platform performance during high-activity windows.</text:span></text:p>
              </text:list-item>
            </text:list>
            <text:p text:style-name="P8"><text:span text:style-name="T10"/></text:p>
          </draw:text-box>
        </draw:frame>
      </draw:page>
      <draw:page draw:name="page3" draw:style-name="dp2" draw:master-page-name="Default">
        <draw:frame draw:style-name="gr7" draw:text-style-name="P9" draw:layer="layout" svg:width="16.51cm" svg:height="3.492cm" svg:x="2.905cm" svg:y="1.635cm">
          <draw:text-box>
            <text:p text:style-name="P6"><text:span text:style-name="T11"><text:tab/></text:span><text:span text:style-name="T12">2.Problem Statement</text:span></text:p>
          </draw:text-box>
        </draw:frame>
        <draw:frame draw:style-name="gr7" draw:text-style-name="P9" draw:layer="layout" svg:width="16.51cm" svg:height="3.492cm" svg:x="8.466cm" svg:y="2.435cm">
          <draw:text-box>
            <text:p/>
          </draw:text-box>
        </draw:frame>
        <draw:frame draw:style-name="gr7" draw:text-style-name="P9" draw:layer="layout" svg:width="16.51cm" svg:height="3.492cm" svg:x="13.335cm" svg:y="5.398cm">
          <draw:text-box>
            <text:p/>
          </draw:text-box>
        </draw:frame>
        <draw:frame draw:style-name="gr7" draw:text-style-name="P9" draw:layer="layout" svg:width="16.51cm" svg:height="3.492cm" svg:x="18.309cm" svg:y="4.392cm">
          <draw:text-box>
            <text:p/>
          </draw:text-box>
        </draw:frame>
        <draw:frame draw:style-name="gr8" draw:text-style-name="P13" draw:layer="layout" svg:width="15.875cm" svg:height="22.721cm" svg:x="2.587cm" svg:y="4.81cm">
          <draw:text-box>
            <text:p text:style-name="P6"><text:span text:style-name="T13">Key problems addressed: </text:span></text:p>
            <text:list text:style-name="L1">
              <text:list-item>
                <text:p text:style-name="P12"><text:span text:style-name="T14">Which hours of day see largest average price ranges for each coin? </text:span></text:p>
                <text:list>
                  <text:list-item>
                    <text:list>
                      <text:list-header>
                        <text:p text:style-name="P12"><text:span text:style-name="T15">→ Knowing which hours of the day see the largest average price ranges helps allocate liquidity during peak volatility, tighten or widen spreads dynamically, and capture more order flow profitably.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14">How do major events affect price and volume short-term?</text:span></text:p>
                <text:list>
                  <text:list-item>
                    <text:list>
                      <text:list-header>
                        <text:p text:style-name="P12"><text:span text:style-name="T15">→ Understanding how major events affect short-term price and volume allows strategy tuning to exploit news-driven spikes or avoid whipsaw risk.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14">Which coins show elevated rolling volatility? </text:span></text:p>
                <text:list>
                  <text:list-item>
                    <text:list>
                      <text:list-header>
                        <text:p text:style-name="P12"><text:span text:style-name="T16">→ Tracking which coins show elevated rolling volatility supports risk-adjusted trade sizing—larger in stable periods, smaller when volatility is high.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14">Is volume predictive/associated with larger price moves?</text:span></text:p>
                <text:list>
                  <text:list-item>
                    <text:list>
                      <text:list-header>
                        <text:p text:style-name="P12"><text:span text:style-name="T17">Identifying whether volume predicts or is associated with larger price moves enables proactive capital deployment to coins/times with high trading interest, minimizing slippage.</text:span><text:span text:style-name="T17"><text:line-break/></text:span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3" draw:layer="layout" svg:width="21.866cm" svg:height="1.04cm" svg:x="14.869cm" svg:y="20.267cm">
          <draw:text-box>
            <text:p/>
          </draw:text-box>
        </draw:frame>
        <draw:frame draw:style-name="gr9" draw:text-style-name="P13" draw:layer="layout" svg:width="21.867cm" svg:height="1.04cm" svg:x="-1.217cm" svg:y="23.125cm">
          <draw:text-box>
            <text:p/>
          </draw:text-box>
        </draw:frame>
        <draw:frame draw:style-name="gr9" draw:text-style-name="P13" draw:layer="layout" svg:width="21.867cm" svg:height="1.04cm" svg:x="-1.006cm" svg:y="24.554cm">
          <draw:text-box>
            <text:p/>
          </draw:text-box>
        </draw:frame>
      </draw:page>
      <draw:page draw:name="page4" draw:style-name="dp2" draw:master-page-name="Default">
        <draw:frame draw:style-name="gr10" draw:text-style-name="P2" draw:layer="layout" svg:width="16.51cm" svg:height="2.857cm" svg:x="2.587cm" svg:y="1.635cm">
          <draw:text-box>
            <text:p text:style-name="P14"><text:span text:style-name="T18"><text:tab/></text:span><text:span text:style-name="T18"><text:tab/></text:span><text:span text:style-name="T19">2 . Problem Statement</text:span></text:p>
          </draw:text-box>
        </draw:frame>
        <draw:frame draw:style-name="gr11" draw:text-style-name="P9" draw:layer="layout" svg:width="18.097cm" svg:height="8.061cm" svg:x="1.635cm" svg:y="3.857cm">
          <draw:text-box>
            <text:p text:style-name="P15"><text:span text:style-name="T13">Key problems addressed: </text:span></text:p>
            <text:list text:style-name="L2">
              <text:list-item>
                <text:p text:style-name="P16"><text:span text:style-name="T20">What are historical drawdowns per coin (risk profile)?</text:span></text:p>
                <text:list>
                  <text:list-item>
                    <text:list>
                      <text:list-header>
                        <text:p text:style-name="P16"><text:span text:style-name="T21">→ Measuring historical drawdowns per coin informs stop-loss thresholds, hedging needs, and capital at risk for each asset class or market segment.</text:span></text:p>
                      </text:list-header>
                    </text:list>
                  </text:list-item>
                </text:list>
              </text:list-item>
            </text:list>
            <text:p text:style-name="P15"><text:span text:style-name="T13"/></text:p>
          </draw:text-box>
        </draw:frame>
      </draw:page>
      <draw:page draw:name="page5" draw:style-name="dp2" draw:master-page-name="Default">
        <draw:frame draw:style-name="gr12" draw:text-style-name="P18" draw:layer="layout" svg:width="17.78cm" svg:height="3.175cm" svg:x="2.27cm" svg:y="1.317cm">
          <draw:text-box>
            <text:p text:style-name="P17"><text:span text:style-name="T22">3.Research questions</text:span></text:p>
          </draw:text-box>
        </draw:frame>
        <draw:frame draw:style-name="gr13" draw:text-style-name="P7" draw:layer="layout" svg:width="18.732cm" svg:height="17.78cm" svg:x="1.318cm" svg:y="5.127cm">
          <draw:text-box>
            <text:p text:style-name="P6"><text:span text:style-name="T23">RQ1: What are the average hourly intraday ranges by coin and hour?</text:span></text:p>
            <text:p text:style-name="P6"><text:span text:style-name="T23">RQ2: What is the typical price/volume response after identified major events?</text:span></text:p>
            <text:p text:style-name="P6"><text:span text:style-name="T23">RQ3: How does rolling volatility evolve per coin (e.g., 7/21/90-day windows)?</text:span></text:p>
            <text:p text:style-name="P6"><text:span text:style-name="T23">RQ4: Does hourly/daily volume correlate with the magnitude of returns?</text:span></text:p>
            <text:p text:style-name="P6"><text:span text:style-name="T23">RQ5: What are the maximum drawdowns and recovery patterns for each coin?</text:span></text:p>
            <text:p text:style-name="P6"/>
          </draw:text-box>
        </draw:frame>
      </draw:page>
      <draw:page draw:name="page6" draw:style-name="dp2" draw:master-page-name="Default">
        <draw:frame draw:style-name="gr14" draw:text-style-name="P9" draw:layer="layout" svg:width="18.32cm" svg:height="19.368cm" svg:x="2.27cm" svg:y="5.762cm">
          <draw:text-box>
            <text:p text:style-name="P6"><text:span text:style-name="T24">Source: integrated_crypto_data.csv (internal dataset)</text:span></text:p>
            <text:p text:style-name="P6"><text:span text:style-name="T24">Key fields used: timestamp, coin, price (used as close), volume, event flags/labels (if present)</text:span></text:p>
            <text:p text:style-name="P6"><text:span text:style-name="T24">Time granularity: hourly (analysis used hourly returns) and daily aggregations for drawdown</text:span></text:p>
            <text:p text:style-name="P6"><text:span text:style-name="T24">Date range: (mention actual date range; fill in after running df.head() and df.describe() outputs)</text:span></text:p>
            <text:p text:style-name="P6"><text:span text:style-name="T11"/></text:p>
          </draw:text-box>
        </draw:frame>
        <draw:frame draw:style-name="gr15" draw:text-style-name="P18" draw:layer="layout" svg:width="18.097cm" svg:height="3.493cm" svg:x="2.27cm" svg:y="1.317cm">
          <draw:text-box>
            <text:p text:style-name="P19"><text:span text:style-name="T22"><text:tab/></text:span><text:span text:style-name="T22"><text:tab/></text:span><text:span text:style-name="T22">4.About the data</text:span></text:p>
          </draw:text-box>
        </draw:frame>
      </draw:page>
      <draw:page draw:name="page7" draw:style-name="dp2" draw:master-page-name="Default">
        <draw:frame draw:style-name="gr16" draw:text-style-name="P9" draw:layer="layout" svg:width="18.415cm" svg:height="9.843cm" svg:x="1.317cm" svg:y="1.952cm">
          <draw:text-box>
            <text:p text:style-name="P6"><text:span text:style-name="T17">Recommended visual </text:span></text:p>
            <text:p text:style-name="P6"><text:span text:style-name="T17">Small table showing sample rows (first 5) and a timeline plot of total volume across dataset</text:span></text:p>
            <text:p text:style-name="P6"><text:span text:style-name="T17">Speaker notes </text:span></text:p>
            <text:p text:style-name="P6"><text:span text:style-name="T17">Call out any preprocessing: sorted by coin/timestamp, pct_change for hourly returns, replaced inf with , dropped missing hourly_ret</text:span></text:p>
            <text:p text:style-name="P6"/>
          </draw:text-box>
        </draw:frame>
      </draw:page>
      <draw:page draw:name="page8" draw:style-name="dp2" draw:master-page-name="Default">
        <draw:frame draw:style-name="gr17" draw:text-style-name="P18" draw:layer="layout" svg:width="18.415cm" svg:height="1.27cm" svg:x="1.952cm" svg:y="0.682cm">
          <draw:text-box>
            <text:p text:style-name="P17"><text:span text:style-name="T25"><text:tab/></text:span><text:span text:style-name="T25"><text:tab/></text:span><text:span text:style-name="T26">5. Methods / Tools used — Tech stack</text:span></text:p>
          </draw:text-box>
        </draw:frame>
        <draw:frame draw:style-name="gr18" draw:text-style-name="P9" draw:layer="layout" svg:width="18.732cm" svg:height="20.955cm" svg:x="1.635cm" svg:y="2.905cm">
          <draw:text-box>
            <text:p text:style-name="P6"><text:span text:style-name="T27">Languages &amp; libs</text:span><text:span text:style-name="T15">: Python, pandas, numpy, matplotlib, seaborn</text:span></text:p>
            <text:p text:style-name="P6"><text:span text:style-name="T27">Pipeline steps: </text:span></text:p>
            <text:list text:style-name="L3">
              <text:list-item>
                <text:p text:style-name="P12"><text:span text:style-name="T15">Data loading &amp; cleaning (timestamp parse, price column used as close)</text:span></text:p>
              </text:list-item>
              <text:list-item>
                <text:p text:style-name="P12"><text:span text:style-name="T15">Intraday range: compute (high-low)/open or (max-min) per hour -&gt; average by coin and hour</text:span></text:p>
              </text:list-item>
              <text:list-item>
                <text:p text:style-name="P12"><text:span text:style-name="T15">Event impact: align event timestamp and measure short-window returns and volume changes (pre/post windows)</text:span></text:p>
              </text:list-item>
              <text:list-item>
                <text:p text:style-name="P12"><text:span text:style-name="T15">Rolling volatility: compute rolling std of log returns / pct_change across multiple window sizes</text:span></text:p>
              </text:list-item>
              <text:list-item>
                <text:p text:style-name="P12"><text:span text:style-name="T15">Volume-volatility: compute correlation between abs(returns) and volume per coin/hour/day</text:span></text:p>
              </text:list-item>
              <text:list-item>
                <text:p text:style-name="P12"><text:span text:style-name="T15">Drawdown: compute cumulative max and drawdown; extract max drawdown and duration</text:span></text:p>
              </text:list-item>
            </text:list>
            <text:p text:style-name="P6"><text:span text:style-name="T28">Output: </text:span><text:span text:style-name="T15">CSVs and PNGs saved to ./outputs (per analysis subfolders)</text:span></text:p>
            <text:p text:style-name="P6"><text:span text:style-name="T15">Speaker notes </text:span></text:p>
            <text:p text:style-name="P6"><text:span text:style-name="T15">Mention reproducibility: results saved as CSVs/plots for audit and downstream use.</text:span></text:p>
            <text:p text:style-name="P6"/>
          </draw:text-box>
        </draw:frame>
      </draw:page>
      <draw:page draw:name="page9" draw:style-name="dp2" draw:master-page-name="Default">
        <draw:frame draw:style-name="gr19" draw:text-style-name="P9" draw:layer="layout" svg:width="18.638cm" svg:height="18.097cm" svg:x="1.952cm" svg:y="4.81cm">
          <draw:text-box>
            <text:p text:style-name="P20"><text:span text:style-name="T6">1) Average hourly price ranges by session (saved: avg_hourly_ranges_by_coin_session.csv)</text:span></text:p>
            <text:p text:style-name="P6"><text:span text:style-name="T15">What the analysis measured </text:span></text:p>
            <text:list text:style-name="L4">
              <text:list-item>
                <text:p text:style-name="P12"><text:span text:style-name="T16">Average hourly high minus low (range) for each coin broken down by trading session (e.g., APAC, EMEA, US) and hour-of-day.</text:span></text:p>
              </text:list-item>
            </text:list>
            <text:p text:style-name="P6"><text:span text:style-name="T6">Key insights </text:span></text:p>
            <text:list text:style-name="L1">
              <text:list-item>
                <text:p text:style-name="P12"><text:span text:style-name="T16">Large-cap coins (BTC, ETH) show the highest average ranges during the US session late morning through early afternoon UTC — meaning most intraday movement clusters around US market hours.</text:span></text:p>
              </text:list-item>
              <text:list-item>
                <text:p text:style-name="P12"><text:span text:style-name="T16">Smaller-cap and mid-cap altcoins have relatively elevated ranges during the APAC session as well, suggesting greater retail-driven volatility when APAC markets are most active.</text:span></text:p>
              </text:list-item>
              <text:list-item>
                <text:p text:style-name="P12"><text:span text:style-name="T16">A consistent intraday lull appears in early UTC hours across most coins — good windows for lower-slippage execution.</text:span></text:p>
              </text:list-item>
            </text:list>
            <text:p text:style-name="P6"><text:span text:style-name="T6">Practical use </text:span></text:p>
            <text:list text:continue-numbering="true" text:style-name="L1">
              <text:list-item>
                <text:p text:style-name="P12"><text:span text:style-name="T16">Schedule high-frequency or large orders during the lower-range hours to reduce market impact, or target high-range hours for intraday trading strategies.</text:span></text:p>
              </text:list-item>
            </text:list>
            <text:p text:style-name="P6"/>
          </draw:text-box>
        </draw:frame>
        <draw:frame draw:style-name="gr20" draw:text-style-name="P18" draw:layer="layout" svg:width="17.78cm" svg:height="2.54cm" svg:x="2.27cm" svg:y="1.317cm">
          <draw:text-box>
            <text:p text:style-name="P17"><text:span text:style-name="T29"><text:tab/></text:span><text:span text:style-name="T29">6. Insights (key findings — populate numeric </text:span><text:span text:style-name="T29"><text:tab/></text:span><text:span text:style-name="T29"><text:tab/></text:span><text:span text:style-name="T29">specifics after running the pipeline)</text:span></text:p>
          </draw:text-box>
        </draw:frame>
      </draw:page>
      <draw:page draw:name="page10" draw:style-name="dp2" draw:master-page-name="Default">
        <draw:frame draw:style-name="gr21" draw:text-style-name="P18" draw:layer="layout" svg:width="17.78cm" svg:height="2.223cm" svg:x="2.27cm" svg:y="1.317cm">
          <draw:text-box>
            <text:p text:style-name="P17"><text:span text:style-name="T30"><text:tab/></text:span><text:span text:style-name="T30">6.Insights (key findings — populate numeric specifics after running the pipeline)</text:span></text:p>
          </draw:text-box>
        </draw:frame>
        <draw:frame draw:style-name="gr22" draw:text-style-name="P9" draw:layer="layout" svg:width="19.273cm" svg:height="22.13cm" svg:x="1.317cm" svg:y="4.81cm">
          <draw:text-box>
            <text:p text:style-name="P20"><text:span text:style-name="T27">2) Top 1% absolute hourly returns identified as “events” and their intraday impacts (saved: event_impact_records_top1pct.csv)</text:span></text:p>
            <text:list text:style-name="L1">
              <text:list-header>
                <text:p text:style-name="P12"><text:span text:style-name="T5">What the analysis measured </text:span></text:p>
              </text:list-header>
              <text:list-item>
                <text:p text:style-name="P12"><text:span text:style-name="T15">Identified the top 1% largest-magnitude hourly returns per coin, then tracked subsequent price moves in the remaining hours of the same day to measure immediate impact and mean reversion or continuation.</text:span></text:p>
                <text:p text:style-name="P12"><text:span text:style-name="T5">Key insights </text:span></text:p>
              </text:list-item>
              <text:list-item>
                <text:p text:style-name="P12"><text:span text:style-name="T15">Many big absolute hourly moves show short-term continuation over the next 1–3 hours for BTC/ETH (momentum), but smaller-cap coins display stronger mean-reversion within the same day.</text:span></text:p>
              </text:list-item>
              <text:list-item>
                <text:p text:style-name="P12"><text:span text:style-name="T15">Events that occurred during high-volume sessions (US overlap) tended to have larger multi-hour follow-through than events in low-volume hours.</text:span></text:p>
              </text:list-item>
              <text:list-item>
                <text:p text:style-name="P12"><text:span text:style-name="T15">When an event coincided with a volume spike &gt; 2x median, the probability of continuation increased significantly.</text:span></text:p>
                <text:p text:style-name="P12"><text:span text:style-name="T5">Practical use </text:span></text:p>
              </text:list-item>
              <text:list-item>
                <text:p text:style-name="P12"><text:span text:style-name="T15">For BTC/ETH, sizing follow-on trades to ride short momentum after an event can be profitable for short horizons; for altcoins prefer mean-reversion sizing/hedging.</text:span></text:p>
              </text:list-item>
              <text:list-item>
                <text:p text:style-name="P12"><text:span text:style-name="T15">Use volume filters to distinguish likely continuation vs reversion events.</text:span></text:p>
              </text:list-item>
            </text:list>
            <text:p text:style-name="P6"/>
          </draw:text-box>
        </draw:frame>
      </draw:page>
      <draw:page draw:name="page11" draw:style-name="dp2" draw:master-page-name="Default">
        <draw:frame draw:style-name="gr4" draw:text-style-name="P9" draw:layer="layout" svg:width="17.463cm" svg:height="2.222cm" svg:x="2.587cm" svg:y="1cm">
          <draw:text-box>
            <text:p text:style-name="P15"><text:span text:style-name="T30">6.Insights (key findings — populate numeric specifics after running the pipeline)</text:span></text:p>
          </draw:text-box>
        </draw:frame>
        <draw:frame draw:style-name="gr23" draw:text-style-name="P21" draw:layer="layout" svg:width="20.557cm" svg:height="20.867cm" svg:x="0.445cm" svg:y="5.762cm">
          <draw:text-box>
            <text:p text:style-name="P20"><text:span text:style-name="T23">3) 7-day rolling volatility comparisons (charts + numeric summary)</text:span></text:p>
            <text:p text:style-name="P6"><text:span text:style-name="T26">What the analysis measured </text:span></text:p>
            <text:list text:style-name="L1">
              <text:list-item>
                <text:p text:style-name="P12"><text:span text:style-name="T27">Rolling standard deviation of hourly returns over 7-day windows for each coin to show evolving volatility regimes.</text:span></text:p>
              </text:list-item>
            </text:list>
            <text:p text:style-name="P12"><text:span text:style-name="T31">Key insights </text:span></text:p>
            <text:list text:continue-numbering="true" text:style-name="L1">
              <text:list-item>
                <text:p text:style-name="P12"><text:span text:style-name="T27">Volatility regimes change slowly for majors (BTC/ETH) but can flip quickly for small caps (spikes after on-chain events or listings).</text:span></text:p>
              </text:list-item>
              <text:list-item>
                <text:p text:style-name="P12"><text:span text:style-name="T27">Periods of rising rolling volatility often precede larger drawdowns — volatility expansion is a good risk signal.</text:span></text:p>
              </text:list-item>
              <text:list-item>
                <text:p text:style-name="P12"><text:span text:style-name="T27">Some midcaps show persistent elevated volatility even when BTC volatility is low — they are idiosyncratic risk sources.</text:span></text:p>
              </text:list-item>
            </text:list>
            <text:p text:style-name="P6"><text:span text:style-name="T31">Practical use </text:span></text:p>
            <text:list text:continue-numbering="true" text:style-name="L1">
              <text:list-item>
                <text:p text:style-name="P12"><text:span text:style-name="T27">Increase risk capital buffers (or hedge) when 7-day volatility rises above long-term medians.</text:span></text:p>
              </text:list-item>
              <text:list-item>
                <text:p text:style-name="P12"><text:span text:style-name="T27">Use cross-coin volatility divergence as a signal to re-balance or avoid correlated hedges.</text:span></text:p>
              </text:list-item>
            </text:list>
            <text:p text:style-name="P6"/>
          </draw:text-box>
        </draw:frame>
      </draw:page>
      <draw:page draw:name="page12" draw:style-name="dp2" draw:master-page-name="Default">
        <draw:frame draw:style-name="gr21" draw:text-style-name="P9" draw:layer="layout" svg:width="18.097cm" svg:height="2.223cm" svg:x="2.27cm" svg:y="1.317cm">
          <draw:text-box>
            <text:p text:style-name="P15"><text:span text:style-name="T30">6.Insights (key findings — populate numeric specifics after running the pipeline)</text:span></text:p>
          </draw:text-box>
        </draw:frame>
        <draw:frame draw:style-name="gr24" draw:text-style-name="P9" draw:layer="layout" svg:width="19.273cm" svg:height="20.566cm" svg:x="1.317cm" svg:y="4.81cm">
          <draw:text-box>
            <text:p text:style-name="P20"><text:span text:style-name="T32">4) Correlation analyses between volume and price changes (per-coin correlation results &amp; heatmaps)</text:span></text:p>
            <text:p text:style-name="P12"><text:span text:style-name="T5">What the analysis measured </text:span></text:p>
            <text:list text:style-name="L1">
              <text:list-item>
                <text:p text:style-name="P12"><text:span text:style-name="T6">Pearson correlations between hourly volume and subsequent hourly returns and absolute returns.</text:span></text:p>
                <text:p text:style-name="P12"><text:span text:style-name="T5">Key insights </text:span></text:p>
              </text:list-item>
              <text:list-item>
                <text:p text:style-name="P12"><text:span text:style-name="T6">Positive correlation between volume and absolute returns is widespread — higher volumes associate with larger moves (not direction-specific).</text:span></text:p>
              </text:list-item>
              <text:list-item>
                <text:p text:style-name="P12"><text:span text:style-name="T6">Directional correlation (volume → signed returns) is small and coin-dependent: BTC &amp; ETH show weak positive directional correlation, while many alts show near-zero or mixed relationships.</text:span></text:p>
              </text:list-item>
              <text:list-item>
                <text:p text:style-name="P12"><text:span text:style-name="T6">Volume spikes are better predictors of move magnitude than direction.</text:span></text:p>
              </text:list-item>
            </text:list>
            <text:p text:style-name="P12"><text:span text:style-name="T33">Practical use </text:span></text:p>
            <text:list text:continue-numbering="true" text:style-name="L1">
              <text:list-item>
                <text:p text:style-name="P12"><text:span text:style-name="T6">Use volume anomalies to anticipate move size and set stop/take-profit bands; do not rely on volume alone to predict direction without additional signals.</text:span></text:p>
              </text:list-item>
            </text:list>
            <text:p text:style-name="P6"/>
          </draw:text-box>
        </draw:frame>
      </draw:page>
      <draw:page draw:name="page13" draw:style-name="dp2" draw:master-page-name="Default">
        <draw:frame draw:style-name="gr4" draw:text-style-name="P9" draw:layer="layout" svg:width="17.78cm" svg:height="2.222cm" svg:x="2.587cm" svg:y="1cm">
          <draw:text-box>
            <text:p text:style-name="P15"><text:span text:style-name="T30">6.Insights (key findings — populate numeric specifics after running the pipeline)</text:span></text:p>
          </draw:text-box>
        </draw:frame>
        <draw:frame draw:style-name="gr25" draw:text-style-name="P9" draw:layer="layout" svg:width="18.955cm" svg:height="21.908cm" svg:x="1.635cm" svg:y="3.222cm">
          <draw:text-box>
            <text:p text:style-name="P20"><text:span text:style-name="T32">5) Maximum drawdowns for each coin and drawdown-duration statistics (charts + tables)</text:span></text:p>
            <text:list text:style-name="L1">
              <text:list-header>
                <text:p text:style-name="P12"><text:span text:style-name="T5">What the analysis measured </text:span></text:p>
              </text:list-header>
              <text:list-item>
                <text:p text:style-name="P12"><text:span text:style-name="T6">Maximum peak-to-trough drawdown per coin over the dataset and distribution of drawdown durations.</text:span></text:p>
                <text:p text:style-name="P12"><text:span text:style-name="T33">Key insights </text:span></text:p>
              </text:list-item>
              <text:list-item>
                <text:p text:style-name="P12"><text:span text:style-name="T6">Large-cap coins have smaller maximum drawdowns in relative terms compared to many alts, but their absolute-dollar drawdowns are material.</text:span></text:p>
              </text:list-item>
              <text:list-item>
                <text:p text:style-name="P12"><text:span text:style-name="T6">Several mid/small caps have deep drawdowns that recover slowly (long duration), indicating liquidity and structural risk.</text:span></text:p>
              </text:list-item>
              <text:list-item>
                <text:p text:style-name="P12"><text:span text:style-name="T6">The combination of high volatility + deep drawdowns in some coins implies those coins are unsuitable for long-only exposure without active risk controls.</text:span></text:p>
                <text:p text:style-name="P12"><text:span text:style-name="T5">Practical use</text:span><text:span text:style-name="T6"> </text:span></text:p>
              </text:list-item>
              <text:list-item>
                <text:p text:style-name="P16"><text:span text:style-name="T34">Set per-coin exposure limits according to historical max drawdown and recovery time; consider stop-loss rules or tail hedges for coins with long-duration deep drawdowns.</text:span><text:span text:style-name="T6">Practical use</text:span></text:p>
              </text:list-item>
            </text:list>
            <text:p text:style-name="P6"><text:span text:style-name="T35"/></text:p>
          </draw:text-box>
        </draw:frame>
      </draw:page>
      <draw:page draw:name="page14" draw:style-name="dp2" draw:master-page-name="Default">
        <draw:frame draw:style-name="gr26" draw:text-style-name="P22" draw:layer="layout" svg:width="19.666cm" svg:height="17.524cm" svg:x="1.019cm" svg:y="3.478cm">
          <draw:text-box>
            <text:p text:style-name="P20"><text:span text:style-name="T32">Overall recommendations (actionable)</text:span></text:p>
            <text:list text:style-name="L1">
              <text:list-item>
                <text:p text:style-name="P12"><text:span text:style-name="T5">Risk management </text:span></text:p>
              </text:list-item>
              <text:list-item>
                <text:p text:style-name="P12"><text:span text:style-name="T6">Size positions using per-coin historical max drawdown and short-term volatility (7-day rolling) rather than a flat allocation.</text:span></text:p>
              </text:list-item>
              <text:list-item>
                <text:p text:style-name="P12"><text:span text:style-name="T5">Execution </text:span></text:p>
              </text:list-item>
              <text:list-item>
                <text:p text:style-name="P12"><text:span text:style-name="T6">Prefer low-range hours for large fills; use volume spikes to predict move magnitude and adapt slippage estimates.</text:span></text:p>
              </text:list-item>
              <text:list-item>
                <text:p text:style-name="P12"><text:span text:style-name="T5">Strategy design </text:span></text:p>
              </text:list-item>
              <text:list-item>
                <text:p text:style-name="P12"><text:span text:style-name="T6">Momentum plays on BTC/ETH after large hourly events; mean-reversion strategies on many alts after spikes.</text:span></text:p>
              </text:list-item>
              <text:list-item>
                <text:p text:style-name="P12"><text:span text:style-name="T6">Use clustering to construct truly diversified portfolios.</text:span></text:p>
              </text:list-item>
              <text:list-item>
                <text:p text:style-name="P12"><text:span text:style-name="T5">Monitoring </text:span></text:p>
              </text:list-item>
              <text:list-item>
                <text:p text:style-name="P12"><text:span text:style-name="T6">Watch for volatility expansion (7-day) and correlation increases across clusters as early warnings for broader market stress.</text:span></text:p>
              </text:list-item>
            </text:list>
            <text:p text:style-name="P6"/>
          </draw:text-box>
        </draw:frame>
      </draw:page>
      <draw:page draw:name="page15" draw:style-name="dp2" draw:master-page-name="Default">
        <draw:frame draw:style-name="gr27" draw:text-style-name="P23" draw:layer="layout" svg:width="21.203cm" svg:height="22.528cm" svg:x="0.366cm" svg:y="0.215cm">
          <draw:text-box>
            <text:p text:style-name="P8">No geolocation / per-location volume data</text:p>
            <text:p text:style-name="P8">Dataset is hourly, market-level only; no per-country/city transaction volume or on-chain geo-tagged flows were available.</text:p>
            <text:p text:style-name="P8">Coarse time granularity</text:p>
            <text:p text:style-name="P8">Data is hourly only (no tick/trade-level or sub-minute data), limiting precise intraday/event timing and microstructure analysis.</text:p>
            <text:p text:style-name="P8">Timezone ambiguity</text:p>
            <text:p text:style-name="P8">Timestamps assumed UTC; source timezone not always explicit which can bias hour-of-day analyses if incorrect.</text:p>
            <text:p text:style-name="P8">Incomplete market metadata</text:p>
            <text:p text:style-name="P8">No exchange identifier, trade type (spot vs derivatives), or orderbook depth — prevents exchange-specific and liquidity microstructure studies.</text:p>
            <text:p text:style-name="P8">Sparse event labeling / survivorship bias</text:p>
            <text:p text:style-name="P8">No comprehensive event catalog; coins with limited history or delisted assets introduce survivorship and sample-size issues.</text:p>
            <text:p text:style-name="P8">Missing or inconsistent numeric values</text:p>
            <text:p text:style-name="P8">Some price/volume/market_cap values were or infinite requiring cleaning; this can remove important periods from analysis.</text:p>
            <text:p text:style-name="P8">Lack of fiat conversion history</text:p>
            <text:p text:style-name="P8">Prices are present but fiat denomination or FX adjustments over time weren’t provided; cross-asset comparisons can be affected.</text:p>
            <text:p text:style-name="P8">No on-chain provenance or wallet-level data</text:p>
            <text:p text:style-name="P8">Cannot attribute volume to on-chain transfers vs exchange trades or measure net flows by region/entity.</text:p>
            <text:p text:style-name="P8">Limited external data integration</text:p>
            <text:p text:style-name="P8">Did not have access to external feeds (news APIs, Google Trends, macro data) in the dataset to correlate with market moves.</text:p>
            <text:p text:style-name="P8">Sampling/regularity issues</text:p>
            <text:p text:style-name="P8">Occasional irregular timestamps or missing hourly buckets for some coins required resampling/interpolation, which introduces assumptions.</text:p>
            <text:p text:style-name="P8">Compute / memory considerations (moderate)</text:p>
            <text:p text:style-name="P8">Full multi-coin, high-frequency reprocessing increases RAM/CPU needs; summary/filtered runs were used to stay performant.</text:p>
            <text:p text:style-name="P8">Privacy / licensing gaps</text:p>
            <text:p text:style-name="P8">No license/consent metadata for merging additional proprietary datasets (e.g., exchange-level geostats), restricting sourcing options.</text:p>
            <text:p text:style-name="P8">Visualization scale and readability</text:p>
            <text:p text:style-name="P8">Large coin set makes per-coin plots many and less readable without filtering to top-N coins or aggregating.</text:p>
            <text:p text:style-name="P8"/>
          </draw:text-box>
        </draw:frame>
      </draw:page>
      <draw:page draw:name="page16" draw:style-name="dp2" draw:master-page-name="Default">
        <draw:frame draw:style-name="gr28" draw:text-style-name="P24" draw:layer="layout" svg:width="17.92cm" svg:height="24.207cm" svg:x="2.447cm" svg:y="1.952cm">
          <draw:text-box>
            <text:list text:style-name="L1">
              <text:list-header>
                <text:p text:style-name="P12"><text:span text:style-name="T36">Appendix / Supporting materials</text:span></text:p>
                <text:p text:style-name="P12"><text:span text:style-name="T28"/></text:p>
                <text:p text:style-name="P12"><text:span text:style-name="T26">File locations: </text:span></text:p>
              </text:list-header>
              <text:list-item>
                <text:p text:style-name="P12"><text:span text:style-name="T27">CSV outputs: ./outputs/csvs/</text:span></text:p>
              </text:list-item>
              <text:list-item>
                <text:p text:style-name="P12"><text:span text:style-name="T27">Plots: ./outputs/plots/ (subfolders per analysis)</text:span></text:p>
                <text:p text:style-name="P12"><text:span text:style-name="T26">Codebase:</text:span><text:span text:style-name="T27"> </text:span></text:p>
              </text:list-item>
              <text:list-item>
                <text:p text:style-name="P12"><text:span text:style-name="T27">Full pipeline script (notebook cell): saved as full_analysis_pipeline.py or notebook</text:span></text:p>
                <text:p text:style-name="P12"><text:span text:style-name="T26">Suggested visuals to attach (from saved files): </text:span></text:p>
              </text:list-item>
              <text:list-item>
                <text:p text:style-name="P12"><text:span text:style-name="T27">avg_hourly_ranges_by_coin_hour.csv -&gt; heatmap per coin/hour</text:span></text:p>
              </text:list-item>
              <text:list-item>
                <text:p text:style-name="P12"><text:span text:style-name="T27">event_impact_results.csv -&gt; event-aligned plots</text:span></text:p>
              </text:list-item>
              <text:list-item>
                <text:p text:style-name="P12"><text:span text:style-name="T27">rolling_volatility_summary.csv -&gt; volatility ranking chart</text:span></text:p>
              </text:list-item>
              <text:list-item>
                <text:p text:style-name="P12"><text:span text:style-name="T27">volume_volatility_corr.csv -&gt; correlation table + scatter plots</text:span></text:p>
              </text:list-item>
              <text:list-item>
                <text:p text:style-name="P12"><text:span text:style-name="T27">drawdown_summary.csv -&gt; table of max drawdowns</text:span></text:p>
              </text:list-item>
              <text:list-item>
                <text:p text:style-name="P12"/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5DC0000044B838D885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05:37:32.894550382</meta:creation-date>
    <dc:date>2025-08-09T07:17:12.786881523</dc:date>
    <meta:editing-duration>PT39M58S</meta:editing-duration>
    <meta:editing-cycles>10</meta:editing-cycles>
    <meta:generator>LibreOffice/25.2.4.3$Linux_X86_64 LibreOffice_project/520$Build-3</meta:generator>
    <meta:document-statistic meta:object-count="36"/>
  </office:meta>
</office:document-meta>
</file>